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Ultrafine_20_Dashed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  <style:text-properties fo:font-size="7pt"/>
    </style:style>
    <style:style style:name="P4" style:family="paragraph">
      <style:paragraph-properties fo:text-align="center"/>
      <style:text-properties fo:font-size="7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9pt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text-align="start"/>
      <style:text-properties fo:font-size="9pt" fo:font-weight="bold"/>
    </style:style>
    <style:style style:name="P11" style:family="paragraph">
      <style:paragraph-properties fo:margin-left="0cm" fo:margin-right="0cm" fo:text-indent="0cm"/>
      <style:text-properties fo:font-size="7pt"/>
    </style:style>
    <style:style style:name="P12" style:family="paragraph">
      <style:text-properties fo:font-size="8pt"/>
    </style:style>
    <style:style style:name="P13" style:family="paragraph">
      <style:paragraph-properties fo:margin-left="0cm" fo:margin-right="0cm" fo:text-indent="0cm"/>
      <style:text-properties fo:font-size="8pt"/>
    </style:style>
    <style:style style:name="P14" style:family="paragraph">
      <style:paragraph-properties fo:margin-left="0cm" fo:margin-right="0cm" fo:text-align="start" fo:text-indent="0cm"/>
      <style:text-properties fo:font-size="9pt" fo:font-weight="bold"/>
    </style:style>
    <style:style style:name="P15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6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17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8" style:family="paragraph">
      <style:paragraph-properties fo:text-align="center"/>
      <style:text-properties fo:font-size="32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 fo:font-weight="normal"/>
    </style:style>
    <style:style style:name="T3" style:family="text">
      <style:text-properties fo:font-size="7pt"/>
    </style:style>
    <style:style style:name="T4" style:family="text">
      <style:text-properties fo:font-size="9pt" fo:font-style="italic" fo:font-weight="normal"/>
    </style:style>
    <style:style style:name="T5" style:family="text">
      <style:text-properties fo:font-size="8pt"/>
    </style:style>
    <style:style style:name="T6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7.2cm" svg:height="0.7cm" svg:x="16.023cm" svg:y="10.457cm">
          <text:p text:style-name="P1"><text:span text:style-name="T1">Action: </text:span><text:span text:style-name="T2">provide-selftes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12" draw:layer="layout" svg:width="2.4cm" svg:height="2.4cm" svg:x="18.423cm" svg:y="13.457cm">
          <text:p text:style-name="P3"><text:span text:style-name="T3">case =</text:span></text:p>
          <text:p text:style-name="P3"><text:span text:style-name="T3"><text:s/></text:span><text:span text:style-name="T3">staff-or-stude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19.623cm" svg:y1="11.157cm" svg:x2="19.623cm" svg:y2="11.957cm" draw:start-shape="id1" draw:start-glue-point="2" draw:end-shape="id2" draw:end-glue-point="0">
          <text:p/>
        </draw:connector>
        <draw:custom-shape draw:style-name="gr4" draw:text-style-name="P6" draw:id="id3" draw:layer="layout" svg:width="7.2cm" svg:height="0.7cm" svg:x="22.123cm" svg:y="15.657cm">
          <text:p text:style-name="P1"><text:span text:style-name="T1">Generator: </text:span><text:span text:style-name="T2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4" draw:layer="layout" svg:width="7.2cm" svg:height="0.7cm" svg:x="22.123cm" svg:y="17.057cm">
          <text:p text:style-name="P1"><text:span text:style-name="T1">Transformer: </text:span><text:span text:style-name="T2">add-referen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5" draw:layer="layout" svg:width="7.2cm" svg:height="0.7cm" svg:x="22.123cm" svg:y="18.457cm">
          <text:p text:style-name="P1"><text:span text:style-name="T1">Transformer: </text:span><text:span text:style-name="T2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6" draw:layer="layout" svg:width="7.2cm" svg:height="0.7cm" svg:x="22.123cm" svg:y="19.857cm">
          <text:p text:style-name="P1"><text:span text:style-name="T1">Transformer: </text:span><text:span text:style-name="T2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7" draw:layer="layout" svg:width="7.2cm" svg:height="0.7cm" svg:x="22.123cm" svg:y="21.257cm">
          <text:p text:style-name="P1"><text:span text:style-name="T1">Transformer: </text:span><text:span text:style-name="T2">add-problem-datashe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8" draw:layer="layout" svg:width="7.2cm" svg:height="0.7cm" svg:x="22.123cm" svg:y="22.657cm">
          <text:p text:style-name="P1"><text:span text:style-name="T1">Transformer: </text:span><text:span text:style-name="T2">xslt (</text:span><text:span text:style-name="T4">g_xsl_problem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6" draw:id="id9" draw:layer="layout" svg:width="7.2cm" svg:height="0.7cm" svg:x="22.123cm" svg:y="24.057cm">
          <text:p text:style-name="P1"><text:span text:style-name="T1">Transformer: </text:span><text:span text:style-name="T2">xslt </text:span><text:span text:style-name="T4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6" draw:id="id10" draw:layer="layout" svg:width="7.2cm" svg:height="0.7cm" svg:x="22.123cm" svg:y="25.457cm">
          <text:p text:style-name="P1"><text:span text:style-name="T1">Resource: </text:span><text:span text:style-name="T2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5" draw:layer="layout" draw:type="line" svg:x1="25.723cm" svg:y1="16.357cm" svg:x2="25.723cm" svg:y2="17.057cm" draw:start-shape="id3" draw:start-glue-point="2" draw:end-shape="id4" draw:end-glue-point="0">
          <text:p/>
        </draw:connector>
        <draw:connector draw:style-name="gr7" draw:text-style-name="P5" draw:layer="layout" draw:type="line" svg:x1="25.723cm" svg:y1="17.757cm" svg:x2="25.723cm" svg:y2="18.457cm" draw:start-shape="id4" draw:start-glue-point="2" draw:end-shape="id5" draw:end-glue-point="0">
          <text:p/>
        </draw:connector>
        <draw:connector draw:style-name="gr7" draw:text-style-name="P5" draw:layer="layout" draw:type="line" svg:x1="25.723cm" svg:y1="19.157cm" svg:x2="25.723cm" svg:y2="19.857cm" draw:start-shape="id5" draw:start-glue-point="2" draw:end-shape="id6" draw:end-glue-point="0">
          <text:p/>
        </draw:connector>
        <draw:connector draw:style-name="gr7" draw:text-style-name="P5" draw:layer="layout" draw:type="line" svg:x1="25.723cm" svg:y1="20.557cm" svg:x2="25.723cm" svg:y2="21.257cm" draw:start-shape="id6" draw:start-glue-point="2" draw:end-shape="id7" draw:end-glue-point="0">
          <text:p/>
        </draw:connector>
        <draw:connector draw:style-name="gr7" draw:text-style-name="P5" draw:layer="layout" draw:type="line" svg:x1="25.723cm" svg:y1="21.957cm" svg:x2="25.723cm" svg:y2="22.657cm" draw:start-shape="id7" draw:start-glue-point="2" draw:end-shape="id8" draw:end-glue-point="0">
          <text:p/>
        </draw:connector>
        <draw:connector draw:style-name="gr7" draw:text-style-name="P5" draw:layer="layout" draw:type="line" svg:x1="25.723cm" svg:y1="23.357cm" svg:x2="25.723cm" svg:y2="24.057cm" draw:start-shape="id8" draw:start-glue-point="2" draw:end-shape="id9" draw:end-glue-point="0">
          <text:p/>
        </draw:connector>
        <draw:connector draw:style-name="gr7" draw:text-style-name="P5" draw:layer="layout" draw:type="line" svg:x1="25.723cm" svg:y1="24.757cm" svg:x2="25.723cm" svg:y2="25.457cm" draw:start-shape="id9" draw:start-glue-point="2" draw:end-shape="id10" draw:end-glue-point="0">
          <text:p/>
        </draw:connector>
        <draw:connector draw:style-name="gr8" draw:text-style-name="P5" draw:layer="layout" draw:type="line" svg:x1="25.723cm" svg:y1="26.157cm" svg:x2="25.722cm" svg:y2="26.957cm" draw:start-shape="id10" draw:start-glue-point="2" draw:end-shape="id11" draw:end-glue-point="4">
          <text:p/>
        </draw:connector>
        <draw:custom-shape draw:style-name="gr9" draw:text-style-name="P6" draw:id="id11" draw:layer="layout" svg:width="2.8cm" svg:height="0.7cm" svg:x="24.323cm" svg:y="26.957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svg:x1="20.823cm" svg:y1="14.656cm" svg:x2="25.723cm" svg:y2="15.657cm" draw:start-shape="id12" draw:start-glue-point="7" draw:end-shape="id3" draw:end-glue-point="0">
          <text:p/>
        </draw:connector>
        <draw:custom-shape draw:style-name="gr2" draw:text-style-name="P9" draw:id="id13" draw:layer="layout" svg:width="2.4cm" svg:height="2.4cm" svg:x="18.423cm" svg:y="16.657cm">
          <text:p text:style-name="P8"><text:span text:style-name="T5">case =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19.622cm" svg:y1="15.857cm" svg:x2="19.622cm" svg:y2="16.657cm" draw:start-shape="id12" draw:start-glue-point="6" draw:end-shape="id13" draw:end-glue-point="4">
          <text:p/>
        </draw:connector>
        <draw:custom-shape draw:style-name="gr10" draw:text-style-name="P10" draw:id="id14" draw:layer="layout" svg:width="7.2cm" svg:height="0.9cm" svg:x="9.923cm" svg:y="18.857cm">
          <text:p text:style-name="P1"><text:span text:style-name="T1">Redirect:</text:span></text:p>
          <text:p text:style-name="P1"><text:span text:style-name="T4">g_pge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5" draw:layer="layout" draw:type="line" svg:x1="13.523cm" svg:y1="19.757cm" svg:x2="13.522cm" svg:y2="20.357cm" draw:start-shape="id14" draw:start-glue-point="2" draw:end-shape="id15" draw:end-glue-point="4">
          <text:p/>
        </draw:connector>
        <draw:custom-shape draw:style-name="gr9" draw:text-style-name="P6" draw:id="id15" draw:layer="layout" svg:width="2.8cm" svg:height="0.7cm" svg:x="12.123cm" svg:y="20.357cm">
          <text:p text:style-name="P7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5" draw:layer="layout" svg:x1="13.523cm" svg:y1="18.857cm" svg:x2="18.423cm" svg:y2="17.856cm" draw:start-shape="id14" draw:start-glue-point="0" draw:end-shape="id13" draw:end-glue-point="5">
          <text:p/>
        </draw:connector>
        <draw:frame draw:style-name="gr11" draw:text-style-name="P12" draw:layer="layout" svg:width="0.947cm" svg:height="0.569cm" svg:x="21.523cm" svg:y="14.157cm">
          <draw:text-box>
            <text:p text:style-name="P11"><text:span text:style-name="T5">yes</text:span></text:p>
          </draw:text-box>
        </draw:frame>
        <draw:frame draw:style-name="gr11" draw:text-style-name="P12" draw:layer="layout" svg:width="0.947cm" svg:height="0.569cm" svg:x="16.823cm" svg:y="17.357cm">
          <draw:text-box>
            <text:p text:style-name="P11"><text:span text:style-name="T5">yes</text:span></text:p>
          </draw:text-box>
        </draw:frame>
        <draw:frame draw:style-name="gr11" draw:text-style-name="P12" draw:layer="layout" svg:width="0.815cm" svg:height="0.569cm" svg:x="18.823cm" svg:y="15.988cm">
          <draw:text-box>
            <text:p text:style-name="P13"><text:span text:style-name="T5">no</text:span></text:p>
          </draw:text-box>
        </draw:frame>
        <draw:custom-shape draw:style-name="gr9" draw:text-style-name="P14" draw:id="id2" draw:layer="layout" svg:width="7.2cm" svg:height="0.7cm" svg:x="16.023cm" svg:y="11.957cm">
          <text:p text:style-name="P1"><text:span text:style-name="T1">Selector: </text:span><text:span text:style-name="T2">simple </text:span><text:span text:style-name="T4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svg:x1="19.623cm" svg:y1="12.657cm" svg:x2="19.622cm" svg:y2="13.457cm" draw:start-shape="id2" draw:start-glue-point="2" draw:end-shape="id12" draw:end-glue-point="4">
          <text:p/>
        </draw:connector>
        <draw:frame draw:style-name="gr11" draw:text-style-name="P18" draw:layer="layout" svg:width="26.147cm" svg:height="4.095cm" svg:x="7.323cm" svg:y="3.462cm">
          <draw:text-box>
            <text:p text:style-name="P15"><text:span text:style-name="T6">Mumie 2 Sitemap</text:span></text:p>
            <text:p text:style-name="P16"><text:span text:style-name="T7">Context “selftest”, </text:span><text:span text:style-name="T8">P</text:span><text:span text:style-name="T7">roblems</text:span></text:p>
            <text:p text:style-name="P17"><text:span text:style-name="T9">Match:</text:span><text:span text:style-name="T10"> </text:span><text:span text:style-name="T11">protected/selftest/document/type-name/problem/id/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8-15T17:15:53</meta:creation-date>
    <dc:creator>Tilman Rassy</dc:creator>
    <dc:date>2007-08-15T18:23:51</dc:date>
    <dc:language>en-US</dc:language>
    <meta:editing-cycles>2</meta:editing-cycles>
    <meta:editing-duration>PT14M5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